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96faa1" officeooo:paragraph-rsid="00c70060"/>
    </style:style>
    <style:style style:name="P2" style:family="paragraph" style:parent-style-name="Standard">
      <style:text-properties officeooo:rsid="00c805b2" officeooo:paragraph-rsid="00f19664"/>
    </style:style>
    <style:style style:name="P3" style:family="paragraph" style:parent-style-name="Standard">
      <style:text-properties officeooo:rsid="000f159e" officeooo:paragraph-rsid="019342a1"/>
    </style:style>
    <style:style style:name="P4" style:family="paragraph" style:parent-style-name="Standard">
      <style:text-properties officeooo:rsid="0133385e" officeooo:paragraph-rsid="01c6d221"/>
    </style:style>
    <style:style style:name="P5" style:family="paragraph" style:parent-style-name="Standard">
      <style:text-properties officeooo:rsid="001f68c6" officeooo:paragraph-rsid="01db0c13"/>
    </style:style>
    <style:style style:name="P6" style:family="paragraph" style:parent-style-name="Standard">
      <style:text-properties officeooo:rsid="004b959f" officeooo:paragraph-rsid="01db0c13"/>
    </style:style>
    <style:style style:name="P7" style:family="paragraph" style:parent-style-name="Standard">
      <style:text-properties officeooo:rsid="01ee8c89" officeooo:paragraph-rsid="01f6b9d9"/>
    </style:style>
    <style:style style:name="P8" style:family="paragraph" style:parent-style-name="Standard">
      <style:text-properties officeooo:rsid="006744de" officeooo:paragraph-rsid="01fb174f"/>
    </style:style>
    <style:style style:name="P9" style:family="paragraph" style:parent-style-name="Standard">
      <style:text-properties officeooo:rsid="01fb174f" officeooo:paragraph-rsid="01fb174f"/>
    </style:style>
    <style:style style:name="P10" style:family="paragraph" style:parent-style-name="Standard">
      <style:text-properties officeooo:rsid="00ea4753" officeooo:paragraph-rsid="00f1cf51"/>
    </style:style>
    <style:style style:name="P11" style:family="paragraph" style:parent-style-name="Standard">
      <style:text-properties officeooo:paragraph-rsid="01db0c13"/>
    </style:style>
    <style:style style:name="P12" style:family="paragraph" style:parent-style-name="Standard">
      <style:text-properties officeooo:rsid="01081293" officeooo:paragraph-rsid="0201d587"/>
    </style:style>
    <style:style style:name="P13" style:family="paragraph" style:parent-style-name="Standard">
      <style:text-properties officeooo:rsid="0123e420" officeooo:paragraph-rsid="0207afec"/>
    </style:style>
    <style:style style:name="P14" style:family="paragraph" style:parent-style-name="Standard">
      <style:text-properties officeooo:rsid="010afc9a" officeooo:paragraph-rsid="0201d587"/>
    </style:style>
    <style:style style:name="P15" style:family="paragraph" style:parent-style-name="Standard">
      <style:text-properties officeooo:rsid="0207afec" officeooo:paragraph-rsid="0207afec"/>
    </style:style>
    <style:style style:name="P16" style:family="paragraph" style:parent-style-name="Standard">
      <style:text-properties officeooo:paragraph-rsid="01c83981"/>
    </style:style>
    <style:style style:name="P17" style:family="paragraph" style:parent-style-name="Heading_20_3">
      <style:text-properties officeooo:paragraph-rsid="019342a1"/>
    </style:style>
    <style:style style:name="P18" style:family="paragraph" style:parent-style-name="Heading_20_3">
      <style:text-properties officeooo:paragraph-rsid="00f1cf51"/>
    </style:style>
    <style:style style:name="P19" style:family="paragraph" style:parent-style-name="Heading_20_3">
      <style:text-properties officeooo:paragraph-rsid="00f19664"/>
    </style:style>
    <style:style style:name="P20" style:family="paragraph" style:parent-style-name="Heading_20_3">
      <style:text-properties officeooo:paragraph-rsid="00d7d996"/>
    </style:style>
    <style:style style:name="P21" style:family="paragraph" style:parent-style-name="Heading_20_3">
      <style:text-properties officeooo:paragraph-rsid="00c70060"/>
    </style:style>
    <style:style style:name="P22" style:family="paragraph" style:parent-style-name="Heading_20_3">
      <style:text-properties officeooo:paragraph-rsid="01081293"/>
    </style:style>
    <style:style style:name="T1" style:family="text">
      <style:text-properties officeooo:rsid="006ed7af"/>
    </style:style>
    <style:style style:name="T2" style:family="text">
      <style:text-properties officeooo:rsid="009df489"/>
    </style:style>
    <style:style style:name="T3" style:family="text">
      <style:text-properties officeooo:rsid="00c9b7a2"/>
    </style:style>
    <style:style style:name="T4" style:family="text">
      <style:text-properties officeooo:rsid="00cb8620"/>
    </style:style>
    <style:style style:name="T5" style:family="text">
      <style:text-properties officeooo:rsid="00ce3e56"/>
    </style:style>
    <style:style style:name="T6" style:family="text">
      <style:text-properties officeooo:rsid="00cea582"/>
    </style:style>
    <style:style style:name="T7" style:family="text">
      <style:text-properties officeooo:rsid="00dc7ca9"/>
    </style:style>
    <style:style style:name="T8" style:family="text">
      <style:text-properties officeooo:rsid="00e4b763"/>
    </style:style>
    <style:style style:name="T9" style:family="text">
      <style:text-properties officeooo:rsid="00ef502f"/>
    </style:style>
    <style:style style:name="T10" style:family="text">
      <style:text-properties officeooo:rsid="0100f632"/>
    </style:style>
    <style:style style:name="T11" style:family="text">
      <style:text-properties officeooo:rsid="0109cbfe"/>
    </style:style>
    <style:style style:name="T12" style:family="text">
      <style:text-properties officeooo:rsid="010afc9a"/>
    </style:style>
    <style:style style:name="T13" style:family="text">
      <style:text-properties officeooo:rsid="0042c0c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995c9" style:font-weight-asian="bold" style:font-weight-complex="bold"/>
    </style:style>
    <style:style style:name="T16" style:family="text">
      <style:text-properties officeooo:rsid="004b959f"/>
    </style:style>
    <style:style style:name="T17" style:family="text">
      <style:text-properties officeooo:rsid="0117e256"/>
    </style:style>
    <style:style style:name="T18" style:family="text">
      <style:text-properties officeooo:rsid="01202cdb"/>
    </style:style>
    <style:style style:name="T19" style:family="text">
      <style:text-properties officeooo:rsid="01230e70"/>
    </style:style>
    <style:style style:name="T20" style:family="text">
      <style:text-properties officeooo:rsid="01258f24"/>
    </style:style>
    <style:style style:name="T21" style:family="text">
      <style:text-properties officeooo:rsid="01437c75"/>
    </style:style>
    <style:style style:name="T22" style:family="text">
      <style:text-properties officeooo:rsid="014d4120"/>
    </style:style>
    <style:style style:name="T23" style:family="text">
      <style:text-properties officeooo:rsid="016b104d"/>
    </style:style>
    <style:style style:name="T24" style:family="text">
      <style:text-properties officeooo:rsid="01a58f2c"/>
    </style:style>
    <style:style style:name="T25" style:family="text">
      <style:text-properties officeooo:rsid="01a6da86"/>
    </style:style>
    <style:style style:name="T26" style:family="text">
      <style:text-properties officeooo:rsid="01af979d"/>
    </style:style>
    <style:style style:name="T27" style:family="text">
      <style:text-properties officeooo:rsid="01b23012"/>
    </style:style>
    <style:style style:name="T28" style:family="text">
      <style:text-properties officeooo:rsid="01c4292d"/>
    </style:style>
    <style:style style:name="T29" style:family="text">
      <style:text-properties officeooo:rsid="01ee8c89"/>
    </style:style>
    <style:style style:name="T30" style:family="text">
      <style:text-properties officeooo:rsid="01f15dcc"/>
    </style:style>
    <style:style style:name="T31" style:family="text">
      <style:text-properties officeooo:rsid="001f68c6"/>
    </style:style>
    <style:style style:name="T32" style:family="text">
      <style:text-properties officeooo:rsid="02157330"/>
    </style:style>
    <style:style style:name="T33" style:family="text">
      <style:text-properties officeooo:rsid="02182d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Die Wirkung</text:h>
      <text:p text:style-name="Standard">Macht kann entlang einer oder mehrerer Beziehungen übertragen werden.</text:p>
      <text:h text:style-name="P17" text:outline-level="3">Die Macht</text:h>
      <text:p text:style-name="P3">Eine Wirkung oder <text:span text:style-name="T8">Komplexität</text:span> <text:span text:style-name="T32">hat ein Wirkpotential in der Wirklichkeit eines Beziehungspartners</text:span>.</text:p>
      <text:h text:style-name="P17" text:outline-level="3">Die Kausalität</text:h>
      <text:p text:style-name="Standard">Eine Wirkung kann eine oder mehrere weitere Wirkung(en) katalysieren, welche dies ebenfalls können, welche dies… usw. <text:span text:style-name="T18">Kausalitätsstränge können sich entlang der Entwicklung des Systems aufteilen.</text:span></text:p>
      <text:h text:style-name="Heading_20_3" text:outline-level="3">Die Komplexität</text:h>
      <text:p text:style-name="P5">Durch inhomogene Kausalität kann Macht verklumpen und Komplexe bilden. Diese Komplexe enthalten eine Menge an <text:span text:style-name="T7">stetiger, diskreter oder hybrider</text:span> Information welche sie beschreibt.</text:p>
      <text:p text:style-name="P11"><text:span text:style-name="T31">Wirkt Macht auf einen Komplex verändert sich dessen Information konstruktiv oder destruktiv.<text:line-break/></text:span><text:span text:style-name="T14">Di</text:span><text:span text:style-name="T15">e Synergie: </text:span><text:span text:style-name="T13">Wirkt ein Komplex konstruktiv auf einen anderen so wird dieser komplexer.<text:line-break/></text:span><text:span text:style-name="T14">Die Entropie: </text:span><text:span text:style-name="T16">Wirkt ein Komplex destruktiv auf einen anderen so wird dieser banaler.</text:span></text:p>
      <text:p text:style-name="P6">Beziehungen können in „symbiotisch“, „parasitär“, und „entropisch“ unterteilt werden.</text:p>
      <text:p text:style-name="P4">Komplexe erscheinen immer diskret <text:span text:style-name="T28">können jedoch einen Grad der Verschränkung über ein oder beidseitige synergetische also parasitäre oder symbiotische Beziehungen miteinander aufweisen.</text:span></text:p>
      <text:p text:style-name="P16"><text:span text:style-name="T28">Komplexe grenzen sich gegeneinander in ihrer Information völlig ab können jedoch erschaffene Komplexe abgeben und aufnehmen.</text:span></text:p>
      <text:h text:style-name="P18" text:outline-level="3">Die stetige Information</text:h>
      <text:p text:style-name="P10">Ist andauernde Wirkung <text:span text:style-name="T9">einer variablen Menge an Macht und enthält eine Menge stetiger Werte.</text:span></text:p>
      <text:h text:style-name="P19" text:outline-level="3">D<text:span text:style-name="T4">er</text:span> <text:span text:style-name="T3">Freiheitsgrad</text:span></text:h>
      <text:p text:style-name="P2">Die Information eines Komplexes erlaubt eine bestimmte Anzahl stabiler Modifikationen. <text:span text:style-name="T5">Gehen diese Freiheitsgrade gegen unendlich ist die Komplexität stetiger Information.</text:span></text:p>
      <text:h text:style-name="P20" text:outline-level="3">Die <text:span text:style-name="T1">diskrete Information</text:span></text:h>
      <text:p text:style-name="P8">Komplexe stetiger Information können durch <text:span text:style-name="T24">zyklische</text:span> <text:span text:style-name="T25">Kausalität</text:span> zwischen mehreren stabilen möglichen Informationen wechseln und so abstrahierte diskrete Information speichern.</text:p>
      <text:p text:style-name="P8">Diskrete Infromation ist an die Information der <text:span text:style-name="T23">Wirtsk</text:span>omplexität<text:span text:style-name="T29">en</text:span> gekoppelt. Daher kann die Operation an der diskreten Information Wirkung katalysieren.</text:p>
      <text:p text:style-name="P9">Diskrete Information undendlicher Freiheitsgrade ist stetige Information.</text:p>
      <text:h text:style-name="P21" text:outline-level="3">D<text:span text:style-name="T2">ie</text:span> <text:span text:style-name="T19">Abstraktion</text:span></text:h>
      <text:p text:style-name="P1"><text:span text:style-name="T6">Komplexe </text:span>k<text:span text:style-name="T6">önnen</text:span> zu Komplex<text:span text:style-name="T10">en größerer Macht und höherer oder niedriger Freiheitsgrade</text:span> verklumpen.</text:p>
      <text:p text:style-name="P7">Unterschiedliche Synergien der Wirtskomplexe <text:span text:style-name="T30">können stetige, diskrete oder hybride Information speichern.</text:span></text:p>
      <text:h text:style-name="P22" text:outline-level="3">Die <text:span text:style-name="T26">diskrete</text:span> <text:span text:style-name="T17">Macht</text:span></text:h>
      <text:p text:style-name="P12">Komplexe diskreter Information ha<text:span text:style-name="T11">ben</text:span> ein <text:span text:style-name="T27">wirtsabhängiges stetiges</text:span> Wirkpotent<text:span text:style-name="T12">ial in der Wirklichkeit eines Beziehungpartners.</text:span></text:p>
      <text:p text:style-name="P14">Sie können in Bezug auf die Beziehungsstruktur der darunterliegenden Abstraktionsebene mobil sein.</text:p>
      <text:p text:style-name="P14">Diskrete Macht kann auch Abstraktionsebenen wechseln, so denn die benötigte Menge an Freiheitsgraden gegeben ist.</text:p>
      <text:h text:style-name="Heading_20_3" text:outline-level="3">Die Evolution</text:h>
      <text:p text:style-name="P13">Systeme <text:span text:style-name="T20">diskreter</text:span> Komplexe <text:span text:style-name="T20">können einen Freiheitsgrad besitzen, welcher einen selbstgetriebenen Komplexitätsaufbau in Beziehung mit der Umgebung ermöglicht.</text:span></text:p>
      <text:p text:style-name="P15">Die Evolution lernt ihre abstrahierten Stetigkeiten so zu wirken, dass die Kausalität der erlebten Wirklichkeit einen für die eigene Komplexität günstigen Pfad ge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AT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AT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loext:contextual-spacing="false" style:page-number="auto" style:writing-mode="page"/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cm" loext:contextual-spacing="false" style:page-number="auto" style:writing-mode="page"/>
      <style:text-properties fo:font-size="10pt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52:14.998834538</meta:creation-date>
    <dc:date>2017-07-01T17:29:32.139844287</dc:date>
    <meta:editing-duration>PT6H30M19S</meta:editing-duration>
    <meta:editing-cycles>358</meta:editing-cycles>
    <meta:generator>LibreOffice/5.3.3.2$Linux_X86_64 LibreOffice_project/30m0$Build-2</meta:generator>
    <meta:document-statistic meta:table-count="0" meta:image-count="0" meta:object-count="0" meta:page-count="1" meta:paragraph-count="30" meta:word-count="359" meta:character-count="2879" meta:non-whitespace-character-count="2550"/>
  </office:meta>
</office:document-meta>
</file>